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oxima Nova" svg:font-family="'Proxima Nova'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font-name="Proxima Nova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22pt" fo:font-style="normal" style:text-underline-style="none" fo:font-weight="bold" officeooo:rsid="001334ee" officeooo:paragraph-rsid="001334ee" style:text-blinking="false" fo:background-color="transparent" style:font-size-asian="22pt" style:font-weight-asian="bold" style:font-size-complex="22pt" style:font-weight-complex="bold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356a4" officeooo:paragraph-rsid="001356a4" style:text-blinking="false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paragraph-rsid="001356a4" style:font-size-asian="14pt" style:font-name-complex="Tahoma" style:font-size-complex="14pt"/>
    </style:style>
    <style:style style:name="P6" style:family="paragraph" style:parent-style-name="Standard">
      <style:text-properties fo:color="#000000" loext:opacity="100%" style:font-name="Times New Roman" fo:font-size="14pt" officeooo:paragraph-rsid="001356a4" style:font-size-asian="14pt" style:font-name-complex="Tahoma" style:font-size-complex="14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officeooo:paragraph-rsid="001356a4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Times New Roman" fo:font-size="14pt" fo:font-weight="normal" officeooo:paragraph-rsid="001356a4" style:font-size-asian="14pt" style:font-weight-asian="normal" style:font-name-complex="Tahoma" style:font-size-complex="14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20%" fo:text-align="justify" style:justify-single-word="false" style:writing-mode="lr-tb"/>
      <style:text-properties fo:color="#000000" loext:opacity="100%" style:font-name="Times New Roman" fo:font-size="14pt" fo:font-weight="normal" officeooo:paragraph-rsid="00151b2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style="italic" style:text-underline-style="solid" style:text-underline-width="auto" style:text-underline-color="font-color" fo:font-weight="bold" officeooo:paragraph-rsid="001356a4" style:text-underline-mode="continuous" style:text-overline-mode="continuous" style:text-line-through-mode="continuous" style:font-size-asian="14pt" style:font-style-asian="italic" style:font-weight-asian="bold" style:font-name-complex="Tahoma" style:font-size-complex="14pt" style:font-style-complex="italic" style:font-weight-complex="bold"/>
    </style:style>
    <style:style style:name="P11" style:family="paragraph" style:parent-style-name="Standard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51b2f" style:text-blinking="false" fo:background-color="transparent" style:font-size-asian="14pt" style:font-name-complex="Tahoma" style:font-size-complex="14pt"/>
    </style:style>
    <style:style style:name="P12" style:family="paragraph" style:parent-style-name="Standard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51b2f" officeooo:paragraph-rsid="00151b2f" style:text-blinking="false" fo:background-color="transparent" style:font-size-asian="14pt" style:font-name-complex="Tahoma" style:font-size-complex="14pt"/>
    </style:style>
    <style:style style:name="T1" style:family="text">
      <style:text-properties style:font-name="Times New Roman" style:font-size-asian="12pt" style:font-size-complex="12pt"/>
    </style:style>
    <style:style style:name="T2" style:family="text">
      <style:text-properties officeooo:rsid="00136e0c"/>
    </style:style>
    <style:style style:name="T3" style:family="text">
      <style:text-properties officeooo:rsid="00151b2f"/>
    </style:style>
    <style:style style:name="T4" style:family="text">
      <style:text-properties officeooo:rsid="00158b67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name-complex="Tahoma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51b2f" style:text-blinking="false" fo:background-color="transparent" loext:char-shading-value="0" style:font-name-complex="Tahoma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#ffffff" loext:char-shading-value="0" style:font-name-complex="Tahoma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#ffffff" loext:char-shading-value="0" style:font-name-complex="Tahoma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name-complex="Tahoma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#ffffff" loext:char-shading-value="0" style:font-name-complex="Tahoma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 style:font-name-complex="Tahoma"/>
    </style:style>
    <style:style style:name="T12" style:family="text">
      <style:text-properties officeooo:rsid="00181a5a"/>
    </style:style>
    <style:style style:name="T13" style:family="text">
      <style:text-properties officeooo:rsid="0019f8d0"/>
    </style:style>
    <style:style style:name="T14" style:family="text">
      <style:text-properties fo:background-color="#ffffff" loext:char-shading-value="0"/>
    </style:style>
    <style:style style:name="T15" style:family="text">
      <style:text-properties fo:font-weight="bold" fo:background-color="#ffffff" loext:char-shading-value="0"/>
    </style:style>
    <style:style style:name="T16" style:family="text">
      <style:text-properties fo:font-weight="bold" fo:background-color="#ffffff" loext:char-shading-value="0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 loext:opacity="100%" style:font-name="Times New Roman" fo:font-size="14pt" style:font-size-asian="14pt" style:font-name-complex="Tahoma" style:font-size-complex="14pt"/>
    </style:style>
    <style:style style:name="T19" style:family="text">
      <style:text-properties fo:color="#000000" loext:opacity="100%" fo:font-size="14pt" style:font-size-asian="14pt" style:font-name-complex="Tahoma" style:font-size-complex="14pt"/>
    </style:style>
    <style:style style:name="T20" style:family="text">
      <style:text-properties fo:color="#000000" loext:opacity="100%" style:font-name="Times New Roman" style:font-size-asian="12pt" style:font-size-complex="12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fo:background-color="#ffffff" loext:char-shading-value="0" style:font-weight-asian="normal" style:font-weight-complex="normal"/>
    </style:style>
    <style:style style:name="T23" style:family="text">
      <style:text-properties style:font-size-asian="12pt" style:font-size-complex="12pt"/>
    </style:style>
    <style:style style:name="T24" style:family="text">
      <style:text-properties style:font-name="Cambria" style:font-size-asian="12pt" style:font-size-complex="12pt"/>
    </style:style>
    <style:style style:name="T25" style:family="text">
      <style:text-properties style:font-name="Times New Roman" style:font-size-asian="12pt" style:font-size-complex="12pt"/>
    </style:style>
    <style:style style:name="T26" style:family="text">
      <style:text-properties fo:font-size="14pt" style:font-size-asian="14pt" style:font-name-complex="Tahoma" style:font-size-complex="14pt"/>
    </style:style>
    <style:style style:name="T27" style:family="text">
      <style:text-properties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mmanuel NGBAME KOYAPOLO</text:p>
      <text:p text:style-name="P3">45 avenue Aristid<text:span text:style-name="T13">e</text:span> Briand</text:p>
      <text:p text:style-name="P3">22 Résidence ARLAC</text:p>
      <text:p text:style-name="P4">33700 Mérignac</text:p>
      <text:p text:style-name="P3">(+33) 07 66 79 45 58</text:p>
      <text:p text:style-name="P1"><text:a xlink:type="simple" xlink:href="mailto:ngbamedistingue@yahoo.com" text:style-name="Internet_20_link" text:visited-style-name="Visited_20_Internet_20_Link"><text:span text:style-name="T20">ngbamedistingue@yahoo.com</text:span></text:a></text:p>
      <text:p text:style-name="P3"/>
      <text:p text:style-name="P10">Objet : Candidature spontanée pour un CDI dans la direction de service informatique</text:p>
      <text:p text:style-name="P6"/>
      <text:p text:style-name="P5">Madame, Monsieur,</text:p>
      <text:p text:style-name="P5"/>
      <text:p text:style-name="P5">Je me permets de <text:span text:style-name="T4">candidater</text:span> pour tout poste à pourvoir au sein de votre <text:span text:style-name="T2">direction de service informatique</text:span>.</text:p>
      <text:p text:style-name="P5"/>
      <text:p text:style-name="P5">Étant titulaire d’une double Licence en Informatique dans deux spécialités complémentaires, en analyse et programmation <text:span text:style-name="T3">(informatique de gestion)</text:span> et en développement d’applications et gestion de projet informatique (DAGPI).</text:p>
      <text:p text:style-name="P5"/>
      <text:p text:style-name="P5">J’ai le profil d’un développeur Fullstack, Mobile et Desktop (client lourd), avec une bonne maîtrise d’analyse Merise, de méthode agile Scrum et d’outils de test comme Katalon et Cucumber (Gh<text:span text:style-name="T12">e</text:span>rkin). </text:p>
      <text:p text:style-name="P5"/>
      <text:p text:style-name="P8"><text:span text:style-name="T14">Mes deux ans d’expériences professionnelles m’ont permis d'acquérir des compétences techniques mais également humaines, développant ainsi mes capacités d'adaptation</text:span>.</text:p>
      <text:p text:style-name="P5"/>
      <text:p text:style-name="P7"><text:span text:style-name="T27">Enthousiaste et déterminé, je suis tout disposé à suivre les formations et à développer les compétences nécessaires visant à me rendre rapidement opérationnel et efficace. </text:span><text:span text:style-name="T22">Ayant l'esprit d'équipe et un relationnel facile, volontaire et travailleur, je ne manquerai pas de mettre à votre service mon savoir-faire et ma motivation pour apprendre et progresser sur les missions qui me seront confiées.</text:span><text:span text:style-name="T21"> </text:span></text:p>
      <text:p text:style-name="P5"/>
      <text:p text:style-name="P8"><text:span text:style-name="T14">J'espère pouvoir discuter de vive voix avec vous et vous faire part de mes motivations.</text:span></text:p>
      <text:p text:style-name="P11"><text:s/></text:p>
      <text:p text:style-name="P12">Vous y trouverez en pièce jointe mon curriculum vitae.</text:p>
      <text:p text:style-name="P9"><text:span text:style-name="T10">Dans l'attente d'une réponse de votre part, je vous prie d'agréer, Madame, Monsieur, l'expression de mes salutations respectueuses</text:span><text:span text:style-name="T1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roxima Nova" svg:font-family="'Proxima Nova', sans-serif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6T15:55:58.183000000</meta:creation-date>
    <dc:date>2022-07-20T17:42:43.387000000</dc:date>
    <meta:editing-duration>PT29M45S</meta:editing-duration>
    <meta:editing-cycles>6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7" meta:word-count="231" meta:character-count="1591" meta:non-whitespace-character-count="1373"/>
  </office:meta>
</office:document-meta>
</file>